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7246" officeooo:paragraph-rsid="00117246" style:font-size-asian="20pt" style:font-size-complex="20pt"/>
    </style:style>
    <style:style style:name="P2" style:family="paragraph" style:parent-style-name="Standard">
      <style:text-properties fo:font-size="14pt" officeooo:rsid="00194cf9" officeooo:paragraph-rsid="00117246" style:font-size-asian="14pt" style:font-size-complex="14pt"/>
    </style:style>
    <style:style style:name="T1" style:family="text">
      <style:text-properties officeooo:rsid="00117246"/>
    </style:style>
    <style:style style:name="T2" style:family="text">
      <style:text-properties officeooo:rsid="0014b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ASSIGNMENT-3</text:p>
      <text:p text:style-name="P1"/>
      <text:p text:style-name="P2">1)Does ANSI recognize the data type date?</text:p>
      <text:p text:style-name="P2"/>
      <text:p text:style-name="P2"><text:span text:style-name="T1">Ans= </text:span><text:span text:style-name="T2">No. Because Date is internally stored as number.</text:span></text:p>
      <text:p text:style-name="P2"/>
      <text:p text:style-name="P2">2)Which subdivision of SQL is used to insert values in tables?</text:p>
      <text:p text:style-name="P2"/>
      <text:p text:style-name="P2"><text:span text:style-name="T1">Ans= </text:span>Data manipulation langu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12:53.392186851</meta:creation-date>
    <dc:date>2023-09-11T01:19:00.965639722</dc:date>
    <meta:editing-duration>PT3H50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2" meta:character-count="228" meta:non-whitespace-character-count="173"/>
  </office:meta>
</office:document-meta>
</file>